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103cm" svg:height="13.742cm" svg:x="4.718cm" svg:y="338.802cm">
            <draw:object draw:notify-on-update-of-ranges="Sheet1.A2:Sheet1.A761 Sheet1.B2:Sheet1.B7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1613960539031" calcext:value-type="float">
            <text:p>23.1613960539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156615575371" calcext:value-type="float">
            <text:p>23.156615575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1631563192835" calcext:value-type="float">
            <text:p>23.1631563192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1651432579794" calcext:value-type="float">
            <text:p>23.16514325797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1661374876052" calcext:value-type="float">
            <text:p>23.1661374876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1762088188071" calcext:value-type="float">
            <text:p>23.1762088188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1663925716539" calcext:value-type="float">
            <text:p>23.16639257165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1673323063599" calcext:value-type="float">
            <text:p>23.1673323063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1521832440922" calcext:value-type="float">
            <text:p>23.15218324409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1751895574679" calcext:value-type="float">
            <text:p>23.1751895574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1574073403525" calcext:value-type="float">
            <text:p>23.15740734035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1422705124644" calcext:value-type="float">
            <text:p>23.14227051246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1586692269926" calcext:value-type="float">
            <text:p>23.1586692269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1751354243285" calcext:value-type="float">
            <text:p>23.17513542432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1550168941092" calcext:value-type="float">
            <text:p>23.1550168941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1612484439613" calcext:value-type="float">
            <text:p>23.16124844396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1463399746454" calcext:value-type="float">
            <text:p>23.1463399746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1599722640489" calcext:value-type="float">
            <text:p>23.15997226404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1759544117143" calcext:value-type="float">
            <text:p>23.1759544117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1659088924117" calcext:value-type="float">
            <text:p>23.16590889241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157957335724" calcext:value-type="float">
            <text:p>23.1579573357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1516855859447" calcext:value-type="float">
            <text:p>23.15168558594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1551107606931" calcext:value-type="float">
            <text:p>23.15511076069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731871856146" calcext:value-type="float">
            <text:p>23.17318718561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1698162336747" calcext:value-type="float">
            <text:p>23.16981623367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1717637702811" calcext:value-type="float">
            <text:p>23.17176377028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.1758333175548" calcext:value-type="float">
            <text:p>23.17583331755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.1549362797258" calcext:value-type="float">
            <text:p>23.15493627972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1756860814661" calcext:value-type="float">
            <text:p>23.17568608146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1623895676392" calcext:value-type="float">
            <text:p>23.16238956763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.1688894077973" calcext:value-type="float">
            <text:p>23.16888940779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1608855141325" calcext:value-type="float">
            <text:p>23.16088551413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1553519114764" calcext:value-type="float">
            <text:p>23.15535191147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.1714410230669" calcext:value-type="float">
            <text:p>23.17144102306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.1530821899745" calcext:value-type="float">
            <text:p>23.15308218997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.1739259242668" calcext:value-type="float">
            <text:p>23.17392592426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.1550570182708" calcext:value-type="float">
            <text:p>23.15505701827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.176195883424" calcext:value-type="float">
            <text:p>23.1761958834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.1729320912211" calcext:value-type="float">
            <text:p>23.17293209122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.1648738766689" calcext:value-type="float">
            <text:p>23.16487387666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.1557682363973" calcext:value-type="float">
            <text:p>23.1557682363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.1627790157894" calcext:value-type="float">
            <text:p>23.16277901578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.1744095728634" calcext:value-type="float">
            <text:p>23.17440957286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.1761418072053" calcext:value-type="float">
            <text:p>23.17614180720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.1738317214681" calcext:value-type="float">
            <text:p>23.17383172146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1467835100238" calcext:value-type="float">
            <text:p>23.14678351002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.1821050784973" calcext:value-type="float">
            <text:p>23.18210507849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.1813527386759" calcext:value-type="float">
            <text:p>23.18135273867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.1677482689453" calcext:value-type="float">
            <text:p>23.16774826894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1621875738379" calcext:value-type="float">
            <text:p>23.16218757383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1623222291577" calcext:value-type="float">
            <text:p>23.16232222915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1796069232875" calcext:value-type="float">
            <text:p>23.17960692328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.1678424866116" calcext:value-type="float">
            <text:p>23.16784248661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.1675741418188" calcext:value-type="float">
            <text:p>23.16757414181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.1611814500135" calcext:value-type="float">
            <text:p>23.16118145001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.1851683101614" calcext:value-type="float">
            <text:p>23.18516831016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.1755657567153" calcext:value-type="float">
            <text:p>23.17556575671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708516427684" calcext:value-type="float">
            <text:p>23.17085164276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.1559710416448" calcext:value-type="float">
            <text:p>23.15597104164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1750014590595" calcext:value-type="float">
            <text:p>23.17500145905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1911175075369" calcext:value-type="float">
            <text:p>23.19111750753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.168326527366" calcext:value-type="float">
            <text:p>23.1683265273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.1733226083563" calcext:value-type="float">
            <text:p>23.17332260835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.1961538844382" calcext:value-type="float">
            <text:p>23.19615388443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.1938574979376" calcext:value-type="float">
            <text:p>23.19385749793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.1760899687729" calcext:value-type="float">
            <text:p>23.17608996877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.1882704498997" calcext:value-type="float">
            <text:p>23.1882704498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.1768688249724" calcext:value-type="float">
            <text:p>23.17686882497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.1875453536227" calcext:value-type="float">
            <text:p>23.18754535362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1667555336462" calcext:value-type="float">
            <text:p>23.16675553364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.1929848472877" calcext:value-type="float">
            <text:p>23.19298484728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.2081862746177" calcext:value-type="float">
            <text:p>23.20818627461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.1873035127862" calcext:value-type="float">
            <text:p>23.18730351278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.1664740014792" calcext:value-type="float">
            <text:p>23.16647400147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.1781714670255" calcext:value-type="float">
            <text:p>23.17817146702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1643114100565" calcext:value-type="float">
            <text:p>23.16431141005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1803467987381" calcext:value-type="float">
            <text:p>23.1803467987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1919505148925" calcext:value-type="float">
            <text:p>23.19195051489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.1710397432094" calcext:value-type="float">
            <text:p>23.17103974320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.2024245421638" calcext:value-type="float">
            <text:p>23.20242454216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.1799706025414" calcext:value-type="float">
            <text:p>23.17997060254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.1897880295357" calcext:value-type="float">
            <text:p>23.18978802953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.1682599500108" calcext:value-type="float">
            <text:p>23.16825995001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.1769353803395" calcext:value-type="float">
            <text:p>23.17693538033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.1790305200406" calcext:value-type="float">
            <text:p>23.17903052004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.1783322766712" calcext:value-type="float">
            <text:p>23.17833227667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.1877462640649" calcext:value-type="float">
            <text:p>23.18774626406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2023712149417" calcext:value-type="float">
            <text:p>23.20237121494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.1961526556261" calcext:value-type="float">
            <text:p>23.19615265562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.1622559238499" calcext:value-type="float">
            <text:p>23.16225592384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.17997020873" calcext:value-type="float">
            <text:p>23.179970208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.1925135486765" calcext:value-type="float">
            <text:p>23.19251354867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.1784662306987" calcext:value-type="float">
            <text:p>23.17846623069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.1862820343144" calcext:value-type="float">
            <text:p>23.18628203431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.1894647857505" calcext:value-type="float">
            <text:p>23.18946478575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.1801851725307" calcext:value-type="float">
            <text:p>23.18018517253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.1840257145284" calcext:value-type="float">
            <text:p>23.18402571452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1778073630738" calcext:value-type="float">
            <text:p>23.17780736307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.1964203008861" calcext:value-type="float">
            <text:p>23.19642030088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1974409514075" calcext:value-type="float">
            <text:p>23.19744095140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.1653306577616" calcext:value-type="float">
            <text:p>23.16533065776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1779947987903" calcext:value-type="float">
            <text:p>23.17799479879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.2068277359326" calcext:value-type="float">
            <text:p>23.20682773593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.167828549201" calcext:value-type="float">
            <text:p>23.1678285492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.1502614620531" calcext:value-type="float">
            <text:p>23.15026146205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.1788141295491" calcext:value-type="float">
            <text:p>23.17881412954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.1847096909872" calcext:value-type="float">
            <text:p>23.18470969098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.1795395832883" calcext:value-type="float">
            <text:p>23.17953958328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.1798885545891" calcext:value-type="float">
            <text:p>23.17988855458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.186025914406" calcext:value-type="float">
            <text:p>23.1860259144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.1858245618298" calcext:value-type="float">
            <text:p>23.18582456182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.1742208589641" calcext:value-type="float">
            <text:p>23.17422085896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.1951982995616" calcext:value-type="float">
            <text:p>23.19519829956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200153613815" calcext:value-type="float">
            <text:p>23.2001536138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.1864552004393" calcext:value-type="float">
            <text:p>23.18645520043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.1665660119797" calcext:value-type="float">
            <text:p>23.16656601197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.1878118580137" calcext:value-type="float">
            <text:p>23.18781185801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.175913584299" calcext:value-type="float">
            <text:p>23.1759135842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.1701380529334" calcext:value-type="float">
            <text:p>23.17013805293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.1685268318382" calcext:value-type="float">
            <text:p>23.16852683183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.1968634575175" calcext:value-type="float">
            <text:p>23.19686345751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.1991064262933" calcext:value-type="float">
            <text:p>23.19910642629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.2058877069026" calcext:value-type="float">
            <text:p>23.20588770690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.1814191318726" calcext:value-type="float">
            <text:p>23.18141913187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.1840250236345" calcext:value-type="float">
            <text:p>23.18402502363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.1853943705119" calcext:value-type="float">
            <text:p>23.18539437051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.174610601876" calcext:value-type="float">
            <text:p>23.1746106018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.1898667812948" calcext:value-type="float">
            <text:p>23.18986678129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.1814194270708" calcext:value-type="float">
            <text:p>23.18141942707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.1617443840987" calcext:value-type="float">
            <text:p>23.16174438409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1914109025272" calcext:value-type="float">
            <text:p>23.19141090252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.1825475818335" calcext:value-type="float">
            <text:p>23.18254758183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.1885101153229" calcext:value-type="float">
            <text:p>23.18851011532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.1959901265895" calcext:value-type="float">
            <text:p>23.19599012658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.1841454676003" calcext:value-type="float">
            <text:p>23.18414546760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.1998580740095" calcext:value-type="float">
            <text:p>23.19985807400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.209566918293" calcext:value-type="float">
            <text:p>23.2095669182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.1833801848646" calcext:value-type="float">
            <text:p>23.18338018486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1842529381596" calcext:value-type="float">
            <text:p>23.18425293815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84320258705" calcext:value-type="float">
            <text:p>23.1843202587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1924046949802" calcext:value-type="float">
            <text:p>23.19240469498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1808283319663" calcext:value-type="float">
            <text:p>23.18082833196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1883624937031" calcext:value-type="float">
            <text:p>23.18836249370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173845000627" calcext:value-type="float">
            <text:p>23.1738450006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1995755413735" calcext:value-type="float">
            <text:p>23.19957554137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1813922643717" calcext:value-type="float">
            <text:p>23.18139226437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18611950188" calcext:value-type="float">
            <text:p>23.18611950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.1787063582178" calcext:value-type="float">
            <text:p>23.17870635821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.196164907242" calcext:value-type="float">
            <text:p>23.196164907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.1645375753262" calcext:value-type="float">
            <text:p>23.16453757532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.2020469712003" calcext:value-type="float">
            <text:p>23.20204697120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.1790287722363" calcext:value-type="float">
            <text:p>23.17902877223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.1965141809831" calcext:value-type="float">
            <text:p>23.19651418098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.2018456225667" calcext:value-type="float">
            <text:p>23.20184562256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.1929015904494" calcext:value-type="float">
            <text:p>23.19290159044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.1824401091525" calcext:value-type="float">
            <text:p>23.18244010915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.2050017288755" calcext:value-type="float">
            <text:p>23.20500172887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.1847100083052" calcext:value-type="float">
            <text:p>23.18471000830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.1998312068537" calcext:value-type="float">
            <text:p>23.19983120685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2027992517546" calcext:value-type="float">
            <text:p>23.20279925175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.2038464422827" calcext:value-type="float">
            <text:p>23.20384644228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.1945806624799" calcext:value-type="float">
            <text:p>23.19458066247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.2082915092681" calcext:value-type="float">
            <text:p>23.20829150926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.1898399133356" calcext:value-type="float">
            <text:p>23.18983991333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.2025173058142" calcext:value-type="float">
            <text:p>23.20251730581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.197776637042" calcext:value-type="float">
            <text:p>23.19777663704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.206358039587" calcext:value-type="float">
            <text:p>23.2063580395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.184374657879" calcext:value-type="float">
            <text:p>23.1843746578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.1913571678846" calcext:value-type="float">
            <text:p>23.19135716788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.1957223935877" calcext:value-type="float">
            <text:p>23.19572239358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.1817690398392" calcext:value-type="float">
            <text:p>23.18176903983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1937348154991" calcext:value-type="float">
            <text:p>23.193734815499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.1908745148121" calcext:value-type="float">
            <text:p>23.19087451481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.2021680292362" calcext:value-type="float">
            <text:p>23.20216802923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.1985289324901" calcext:value-type="float">
            <text:p>23.19852893249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1953057707834" calcext:value-type="float">
            <text:p>23.19530577078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.2049884628728" calcext:value-type="float">
            <text:p>23.20498846287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.2002614126478" calcext:value-type="float">
            <text:p>23.20026141264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.1935062688856" calcext:value-type="float">
            <text:p>23.19350626888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.1941779739288" calcext:value-type="float">
            <text:p>23.19417797392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.1936402917558" calcext:value-type="float">
            <text:p>23.19364029175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.2018993568463" calcext:value-type="float">
            <text:p>23.201899356846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.2125889273697" calcext:value-type="float">
            <text:p>23.21258892736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.2005698996664" calcext:value-type="float">
            <text:p>23.20056989966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.2047466534033" calcext:value-type="float">
            <text:p>23.20474665340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.2174233198882" calcext:value-type="float">
            <text:p>23.21742331988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.215677635875" calcext:value-type="float">
            <text:p>23.2156776358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.1860534582662" calcext:value-type="float">
            <text:p>23.18605345826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.1839311473749" calcext:value-type="float">
            <text:p>23.18393114737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.2026785113309" calcext:value-type="float">
            <text:p>23.20267851133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.1835148478651" calcext:value-type="float">
            <text:p>23.18351484786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.1906054922249" calcext:value-type="float">
            <text:p>23.19060549222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.2077548144867" calcext:value-type="float">
            <text:p>23.20775481448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.1951717630139" calcext:value-type="float">
            <text:p>23.19517176301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.1958836043499" calcext:value-type="float">
            <text:p>23.19588360434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.1890481294124" calcext:value-type="float">
            <text:p>23.18904812941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.169225432866" calcext:value-type="float">
            <text:p>23.16922543286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.2055526901754" calcext:value-type="float">
            <text:p>23.20555269017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.2047065219056" calcext:value-type="float">
            <text:p>23.20470652190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.1967430480015" calcext:value-type="float">
            <text:p>23.19674304800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.18227921605" calcext:value-type="float">
            <text:p>23.182279216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.193318193325" calcext:value-type="float">
            <text:p>23.1933181933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.2003420168546" calcext:value-type="float">
            <text:p>23.20034201685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.193761683959" calcext:value-type="float">
            <text:p>23.1937616839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.2010939810484" calcext:value-type="float">
            <text:p>23.201093981048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.197091995463" calcext:value-type="float">
            <text:p>23.19709199546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.1926335496697" calcext:value-type="float">
            <text:p>23.192633549669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.203256344327" calcext:value-type="float">
            <text:p>23.2032563443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.2090709870666" calcext:value-type="float">
            <text:p>23.20907098706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.1909551215967" calcext:value-type="float">
            <text:p>23.19095512159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.2084132560194" calcext:value-type="float">
            <text:p>23.20841325601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.1864966233817" calcext:value-type="float">
            <text:p>23.18649662338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.2117839363149" calcext:value-type="float">
            <text:p>23.21178393631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.2038069666108" calcext:value-type="float">
            <text:p>23.20380696661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.1964883338689" calcext:value-type="float">
            <text:p>23.19648833386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.1848314388344" calcext:value-type="float">
            <text:p>23.18483143883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.1900824139198" calcext:value-type="float">
            <text:p>23.19008241391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.1973341569534" calcext:value-type="float">
            <text:p>23.197334156953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.2081044536991" calcext:value-type="float">
            <text:p>23.20810445369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.2130864892718" calcext:value-type="float">
            <text:p>23.21308648927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.1974011509191" calcext:value-type="float">
            <text:p>23.19740115091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.1929563282338" calcext:value-type="float">
            <text:p>23.19295632823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.203014530232" calcext:value-type="float">
            <text:p>23.2030145302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.2006644351695" calcext:value-type="float">
            <text:p>23.20066443516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.2125355244093" calcext:value-type="float">
            <text:p>23.212535524409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.1859459807484" calcext:value-type="float">
            <text:p>23.18594598074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.2076881776688" calcext:value-type="float">
            <text:p>23.20768817766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.2043307200704" calcext:value-type="float">
            <text:p>23.20433072007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.1989720866731" calcext:value-type="float">
            <text:p>23.19897208667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.1832869806616" calcext:value-type="float">
            <text:p>23.18328698066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.2046395268092" calcext:value-type="float">
            <text:p>23.20463952680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.2079432433165" calcext:value-type="float">
            <text:p>23.20794324331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.1781566665946" calcext:value-type="float">
            <text:p>23.17815666659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.2074864837978" calcext:value-type="float">
            <text:p>23.20748648379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.2240706541826" calcext:value-type="float">
            <text:p>23.22407065418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.215906173166" calcext:value-type="float">
            <text:p>23.2159061731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.21587930593" calcext:value-type="float">
            <text:p>23.215879305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.2030277919919" calcext:value-type="float">
            <text:p>23.20302779199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.211501643296" calcext:value-type="float">
            <text:p>23.2115016432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.2129657674434" calcext:value-type="float">
            <text:p>23.212965767443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.2129525228492" calcext:value-type="float">
            <text:p>23.21295252284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.2198413806665" calcext:value-type="float">
            <text:p>23.21984138066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.2175046156586" calcext:value-type="float">
            <text:p>23.217504615658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.2034447939158" calcext:value-type="float">
            <text:p>23.203444793915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.1941253559591" calcext:value-type="float">
            <text:p>23.194125355959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.1930100667396" calcext:value-type="float">
            <text:p>23.19301006673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.2000604311272" calcext:value-type="float">
            <text:p>23.20006043112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.2068291404125" calcext:value-type="float">
            <text:p>23.20682914041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.1973750264053" calcext:value-type="float">
            <text:p>23.19737502640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.1872361272841" calcext:value-type="float">
            <text:p>23.18723612728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.1978177975021" calcext:value-type="float">
            <text:p>23.19781779750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3.1925676911854" calcext:value-type="float">
            <text:p>23.19256769118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.2056204192596" calcext:value-type="float">
            <text:p>23.205620419259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.1906735439255" calcext:value-type="float">
            <text:p>23.1906735439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.2165381204319" calcext:value-type="float">
            <text:p>23.21653812043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.2247025754239" calcext:value-type="float">
            <text:p>23.224702575423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.1893304378783" calcext:value-type="float">
            <text:p>23.189330437878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.2178807680443" calcext:value-type="float">
            <text:p>23.21788076804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3.2003828587371" calcext:value-type="float">
            <text:p>23.20038285873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.2133279419926" calcext:value-type="float">
            <text:p>23.21332794199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3.1950778965557" calcext:value-type="float">
            <text:p>23.19507789655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.2137044584906" calcext:value-type="float">
            <text:p>23.21370445849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.2065192441175" calcext:value-type="float">
            <text:p>23.20651924411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3.2199481306963" calcext:value-type="float">
            <text:p>23.21994813069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.2072848011284" calcext:value-type="float">
            <text:p>23.20728480112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.1956819221426" calcext:value-type="float">
            <text:p>23.19568192214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.1884835544529" calcext:value-type="float">
            <text:p>23.18848355445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.2023561008926" calcext:value-type="float">
            <text:p>23.20235610089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3.2134755402051" calcext:value-type="float">
            <text:p>23.21347554020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.1975484218298" calcext:value-type="float">
            <text:p>23.19754842182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3.2008117059113" calcext:value-type="float">
            <text:p>23.20081170591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3.1884298183576" calcext:value-type="float">
            <text:p>23.18842981835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.2075664174388" calcext:value-type="float">
            <text:p>23.207566417438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.1872479406072" calcext:value-type="float">
            <text:p>23.18724794060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.2139588128452" calcext:value-type="float">
            <text:p>23.2139588128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3.2101314124249" calcext:value-type="float">
            <text:p>23.210131412424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.2216934723291" calcext:value-type="float">
            <text:p>23.221693472329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.1817149776232" calcext:value-type="float">
            <text:p>23.18171497762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.1922570756615" calcext:value-type="float">
            <text:p>23.19225707566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.2023561008926" calcext:value-type="float">
            <text:p>23.20235610089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.1795127144165" calcext:value-type="float">
            <text:p>23.179512714416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.1928886311076" calcext:value-type="float">
            <text:p>23.192888631107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.2039681768884" calcext:value-type="float">
            <text:p>23.20396817688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.210884037725" calcext:value-type="float">
            <text:p>23.2108840377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3.2214254717296" calcext:value-type="float">
            <text:p>23.221425471729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3.2178804001826" calcext:value-type="float">
            <text:p>23.21788040018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.1980323852279" calcext:value-type="float">
            <text:p>23.19803238522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3.2018058123185" calcext:value-type="float">
            <text:p>23.20180581231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3.2071909360669" calcext:value-type="float">
            <text:p>23.20719093606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.2028533215793" calcext:value-type="float">
            <text:p>23.20285332157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.2160269055121" calcext:value-type="float">
            <text:p>23.21602690551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.2083860331124" calcext:value-type="float">
            <text:p>23.20838603311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3.1868455700717" calcext:value-type="float">
            <text:p>23.18684557007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.1812319984027" calcext:value-type="float">
            <text:p>23.18123199840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.1967835269048" calcext:value-type="float">
            <text:p>23.196783526904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.2028400631918" calcext:value-type="float">
            <text:p>23.20284006319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.2193172746538" calcext:value-type="float">
            <text:p>23.21931727465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.1992009954644" calcext:value-type="float">
            <text:p>23.199200995464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3.2196264365083" calcext:value-type="float">
            <text:p>23.21962643650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.2260720712841" calcext:value-type="float">
            <text:p>23.22607207128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.21244166115" calcext:value-type="float">
            <text:p>23.212441661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3.2057945041083" calcext:value-type="float">
            <text:p>23.20579450410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.219531863337" calcext:value-type="float">
            <text:p>23.21953186333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3.2089903838081" calcext:value-type="float">
            <text:p>23.20899038380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3.2083322978012" calcext:value-type="float">
            <text:p>23.20833229780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3.1945405269397" calcext:value-type="float">
            <text:p>23.19454052693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3.2159459822255" calcext:value-type="float">
            <text:p>23.215945982225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1894233115626" calcext:value-type="float">
            <text:p>23.18942331156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.1977497695871" calcext:value-type="float">
            <text:p>23.197749769587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.2287835523609" calcext:value-type="float">
            <text:p>23.22878355236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3.2261782178842" calcext:value-type="float">
            <text:p>23.22617821788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3.2629842826685" calcext:value-type="float">
            <text:p>23.262984282668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3.3176571509577" calcext:value-type="float">
            <text:p>23.317657150957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.4373600042725" calcext:value-type="float">
            <text:p>23.43736000427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3.4818667600984" calcext:value-type="float">
            <text:p>23.481866760098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3.5145999270612" calcext:value-type="float">
            <text:p>23.51459992706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.5589920296645" calcext:value-type="float">
            <text:p>23.55899202966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.6451202956279" calcext:value-type="float">
            <text:p>23.64512029562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3.653773793032" calcext:value-type="float">
            <text:p>23.6537737930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.7625807991055" calcext:value-type="float">
            <text:p>23.76258079910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3.8573624521717" calcext:value-type="float">
            <text:p>23.85736245217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.8755604257493" calcext:value-type="float">
            <text:p>23.875560425749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.8850814663634" calcext:value-type="float">
            <text:p>23.885081466363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3.9570324336005" calcext:value-type="float">
            <text:p>23.95703243360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.9806559246787" calcext:value-type="float">
            <text:p>23.980655924678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.9712980517734" calcext:value-type="float">
            <text:p>23.97129805177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.0879406390658" calcext:value-type="float">
            <text:p>24.08794063906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.1280299721435" calcext:value-type="float">
            <text:p>24.12802997214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.1586948927076" calcext:value-type="float">
            <text:p>24.15869489270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.1503724088776" calcext:value-type="float">
            <text:p>24.150372408877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.158936213904" calcext:value-type="float">
            <text:p>24.1589362139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.1969828768792" calcext:value-type="float">
            <text:p>24.196982876879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.2520707940761" calcext:value-type="float">
            <text:p>24.25207079407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.2537325788012" calcext:value-type="float">
            <text:p>24.25373257880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.2265716566359" calcext:value-type="float">
            <text:p>24.22657165663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.2810399406472" calcext:value-type="float">
            <text:p>24.281039940647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4.2817233525219" calcext:value-type="float">
            <text:p>24.281723352521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.354310963992" calcext:value-type="float">
            <text:p>24.35431096399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4.3035356916396" calcext:value-type="float">
            <text:p>24.303535691639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.36579108814" calcext:value-type="float">
            <text:p>24.365791088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.3794823380898" calcext:value-type="float">
            <text:p>24.379482338089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.3861802115984" calcext:value-type="float">
            <text:p>24.38618021159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.370052046027" calcext:value-type="float">
            <text:p>24.37005204602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.4151272342755" calcext:value-type="float">
            <text:p>24.415127234275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.411323095332" calcext:value-type="float">
            <text:p>24.4113230953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4.4309063024563" calcext:value-type="float">
            <text:p>24.430906302456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.4452644512578" calcext:value-type="float">
            <text:p>24.445264451257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.4752393949237" calcext:value-type="float">
            <text:p>24.475239394923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.4730423615387" calcext:value-type="float">
            <text:p>24.47304236153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.4701639058569" calcext:value-type="float">
            <text:p>24.47016390585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.5082650963954" calcext:value-type="float">
            <text:p>24.50826509639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.5075828861732" calcext:value-type="float">
            <text:p>24.507582886173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.5181626650654" calcext:value-type="float">
            <text:p>24.518162665065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.5288625578872" calcext:value-type="float">
            <text:p>24.528862557887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.525675183596" calcext:value-type="float">
            <text:p>24.5256751835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.5509846222282" calcext:value-type="float">
            <text:p>24.550984622228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5601842129541" calcext:value-type="float">
            <text:p>24.560184212954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.5777118450597" calcext:value-type="float">
            <text:p>24.57771184505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.5532349492163" calcext:value-type="float">
            <text:p>24.55323494921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.5658345786386" calcext:value-type="float">
            <text:p>24.565834578638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.5839791695817" calcext:value-type="float">
            <text:p>24.58397916958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.585826491017" calcext:value-type="float">
            <text:p>24.5858264910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.5813679846154" calcext:value-type="float">
            <text:p>24.581367984615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.5921867822192" calcext:value-type="float">
            <text:p>24.59218678221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.5857996980062" calcext:value-type="float">
            <text:p>24.585799698006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.5981451018708" calcext:value-type="float">
            <text:p>24.59814510187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.6120699614099" calcext:value-type="float">
            <text:p>24.612069961409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.610797601279" calcext:value-type="float">
            <text:p>24.61079760127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.6072093609054" calcext:value-type="float">
            <text:p>24.607209360905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.6159260754992" calcext:value-type="float">
            <text:p>24.615926075499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.6081339108176" calcext:value-type="float">
            <text:p>24.608133910817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.6495317984827" calcext:value-type="float">
            <text:p>24.649531798482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.6174522529834" calcext:value-type="float">
            <text:p>24.617452252983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.6266373931712" calcext:value-type="float">
            <text:p>24.62663739317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.6667755505281" calcext:value-type="float">
            <text:p>24.666775550528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.6369997299347" calcext:value-type="float">
            <text:p>24.63699972993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.6463856544742" calcext:value-type="float">
            <text:p>24.646385654474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.6651959658527" calcext:value-type="float">
            <text:p>24.665195965852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.6576846996024" calcext:value-type="float">
            <text:p>24.65768469960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.6744332871487" calcext:value-type="float">
            <text:p>24.674433287148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.674875056791" calcext:value-type="float">
            <text:p>24.67487505679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.6658783566144" calcext:value-type="float">
            <text:p>24.665878356614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4.6808718005017" calcext:value-type="float">
            <text:p>24.68087180050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.6586228268391" calcext:value-type="float">
            <text:p>24.658622826839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.6848880800999" calcext:value-type="float">
            <text:p>24.684888080099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.6897483914989" calcext:value-type="float">
            <text:p>24.689748391498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4.6878610736011" calcext:value-type="float">
            <text:p>24.68786107360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.6771365319893" calcext:value-type="float">
            <text:p>24.677136531989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4.69210376601" calcext:value-type="float">
            <text:p>24.692103766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.685436991013" calcext:value-type="float">
            <text:p>24.6854369910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.7050488675108" calcext:value-type="float">
            <text:p>24.70504886751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.6983282358165" calcext:value-type="float">
            <text:p>24.698328235816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.6954902296065" calcext:value-type="float">
            <text:p>24.69549022960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.7340422701185" calcext:value-type="float">
            <text:p>24.734042270118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.7140834126597" calcext:value-type="float">
            <text:p>24.71408341265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.7227309638198" calcext:value-type="float">
            <text:p>24.72273096381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4.7243371657007" calcext:value-type="float">
            <text:p>24.72433716570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4.7207493719711" calcext:value-type="float">
            <text:p>24.72074937197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4.7178711316152" calcext:value-type="float">
            <text:p>24.71787113161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.7316050123953" calcext:value-type="float">
            <text:p>24.731605012395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4.7292624947922" calcext:value-type="float">
            <text:p>24.72926249479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.7234537134529" calcext:value-type="float">
            <text:p>24.723453713452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4.7324624615025" calcext:value-type="float">
            <text:p>24.73246246150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.7088888941994" calcext:value-type="float">
            <text:p>24.708888894199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.7316053992465" calcext:value-type="float">
            <text:p>24.731605399246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4.7328630320116" calcext:value-type="float">
            <text:p>24.73286303201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4.7526332246943" calcext:value-type="float">
            <text:p>24.752633224694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4.7355533366332" calcext:value-type="float">
            <text:p>24.73555333663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4.7399172782247" calcext:value-type="float">
            <text:p>24.73991727822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4.7522850802573" calcext:value-type="float">
            <text:p>24.75228508025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4.7465161440086" calcext:value-type="float">
            <text:p>24.746516144008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.7461544361135" calcext:value-type="float">
            <text:p>24.746154436113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.7751326939421" calcext:value-type="float">
            <text:p>24.77513269394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.7523118604998" calcext:value-type="float">
            <text:p>24.752311860499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.7554302123744" calcext:value-type="float">
            <text:p>24.75543021237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.7418038050572" calcext:value-type="float">
            <text:p>24.741803805057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.7398227128359" calcext:value-type="float">
            <text:p>24.73982271283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.7704480769358" calcext:value-type="float">
            <text:p>24.77044807693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7619076815694" calcext:value-type="float">
            <text:p>24.761907681569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.7654685464217" calcext:value-type="float">
            <text:p>24.765468546421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7508786986498" calcext:value-type="float">
            <text:p>24.750878698649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.7539435831775" calcext:value-type="float">
            <text:p>24.753943583177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.7562459407533" calcext:value-type="float">
            <text:p>24.756245940753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.7581866644594" calcext:value-type="float">
            <text:p>24.758186664459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.7693231119392" calcext:value-type="float">
            <text:p>24.769323111939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.7703401106461" calcext:value-type="float">
            <text:p>24.770340110646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.7724414383569" calcext:value-type="float">
            <text:p>24.77244143835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.7482547197563" calcext:value-type="float">
            <text:p>24.748254719756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.7624159660837" calcext:value-type="float">
            <text:p>24.76241596608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.7611041570153" calcext:value-type="float">
            <text:p>24.761104157015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.7751847214109" calcext:value-type="float">
            <text:p>24.775184721410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4.7854641401019" calcext:value-type="float">
            <text:p>24.785464140101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.7731236538767" calcext:value-type="float">
            <text:p>24.773123653876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4.7822649287201" calcext:value-type="float">
            <text:p>24.78226492872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.7748765683709" calcext:value-type="float">
            <text:p>24.774876568370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.7775935414281" calcext:value-type="float">
            <text:p>24.777593541428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.8042815214017" calcext:value-type="float">
            <text:p>24.80428152140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4.7881939783626" calcext:value-type="float">
            <text:p>24.78819397836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4.791192055321" calcext:value-type="float">
            <text:p>24.7911920553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.7793067295044" calcext:value-type="float">
            <text:p>24.779306729504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.7833488544176" calcext:value-type="float">
            <text:p>24.783348854417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.7870429051006" calcext:value-type="float">
            <text:p>24.787042905100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4.7799757080232" calcext:value-type="float">
            <text:p>24.779975708023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4.7743275394207" calcext:value-type="float">
            <text:p>24.77432753942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.789090524909" calcext:value-type="float">
            <text:p>24.78909052490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.795487927564" calcext:value-type="float">
            <text:p>24.79548792756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4.7721994109541" calcext:value-type="float">
            <text:p>24.772199410954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4.8130741380231" calcext:value-type="float">
            <text:p>24.813074138023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.7856104775035" calcext:value-type="float">
            <text:p>24.78561047750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.8061549924525" calcext:value-type="float">
            <text:p>24.80615499245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.787952657611" calcext:value-type="float">
            <text:p>24.78795265761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4.8118830196649" calcext:value-type="float">
            <text:p>24.811883019664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.7972546028697" calcext:value-type="float">
            <text:p>24.797254602869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.8126325513228" calcext:value-type="float">
            <text:p>24.81263255132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.8092732102587" calcext:value-type="float">
            <text:p>24.80927321025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.816500279885" calcext:value-type="float">
            <text:p>24.81650027988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.8045219843934" calcext:value-type="float">
            <text:p>24.804521984393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.7923828162249" calcext:value-type="float">
            <text:p>24.792382816224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4.8142518203196" calcext:value-type="float">
            <text:p>24.814251820319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.7977095940611" calcext:value-type="float">
            <text:p>24.79770959406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4.8089117905283" calcext:value-type="float">
            <text:p>24.80891179052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4.7834956572835" calcext:value-type="float">
            <text:p>24.783495657283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4.8148273104193" calcext:value-type="float">
            <text:p>24.814827310419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4.8095809992027" calcext:value-type="float">
            <text:p>24.80958099920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4.8025813066651" calcext:value-type="float">
            <text:p>24.802581306665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.8016578200351" calcext:value-type="float">
            <text:p>24.80165782003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7955146298396" calcext:value-type="float">
            <text:p>24.79551462983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.808269423235" calcext:value-type="float">
            <text:p>24.80826942323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.8015240008148" calcext:value-type="float">
            <text:p>24.801524000814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.8102501895761" calcext:value-type="float">
            <text:p>24.81025018957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.812324650911" calcext:value-type="float">
            <text:p>24.8123246509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.7994494983799" calcext:value-type="float">
            <text:p>24.799449498379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4.8031970004601" calcext:value-type="float">
            <text:p>24.80319700046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4.8048967711523" calcext:value-type="float">
            <text:p>24.80489677115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4.7990346295661" calcext:value-type="float">
            <text:p>24.799034629566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4.8137834096602" calcext:value-type="float">
            <text:p>24.813783409660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4.8136094484243" calcext:value-type="float">
            <text:p>24.81360944842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.8059541071925" calcext:value-type="float">
            <text:p>24.80595410719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.8077743691066" calcext:value-type="float">
            <text:p>24.807774369106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.7997974975007" calcext:value-type="float">
            <text:p>24.799797497500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.819324235986" calcext:value-type="float">
            <text:p>24.81932423598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4.8187888740616" calcext:value-type="float">
            <text:p>24.81878887406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.8037457845802" calcext:value-type="float">
            <text:p>24.80374578458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4.8214253623873" calcext:value-type="float">
            <text:p>24.821425362387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.8086709619287" calcext:value-type="float">
            <text:p>24.80867096192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4.8213451375015" calcext:value-type="float">
            <text:p>24.82134513750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.819792651522" calcext:value-type="float">
            <text:p>24.81979265152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4.8131277326013" calcext:value-type="float">
            <text:p>24.81312773260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.8209570162401" calcext:value-type="float">
            <text:p>24.82095701624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.8134623305734" calcext:value-type="float">
            <text:p>24.81346233057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.8250523304901" calcext:value-type="float">
            <text:p>24.82505233049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4.8099692498658" calcext:value-type="float">
            <text:p>24.809969249865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4.7950864756238" calcext:value-type="float">
            <text:p>24.79508647562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4.8127530269655" calcext:value-type="float">
            <text:p>24.81275302696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.8218536602035" calcext:value-type="float">
            <text:p>24.821853660203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.8204083090318" calcext:value-type="float">
            <text:p>24.82040830903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.8154162410366" calcext:value-type="float">
            <text:p>24.815416241036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4.8209971264975" calcext:value-type="float">
            <text:p>24.82099712649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4.8093401596973" calcext:value-type="float">
            <text:p>24.80934015969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.810022707841" calcext:value-type="float">
            <text:p>24.81002270784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4.8055392089311" calcext:value-type="float">
            <text:p>24.80553920893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4.8123514773451" calcext:value-type="float">
            <text:p>24.812351477345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4.8364813043564" calcext:value-type="float">
            <text:p>24.83648130435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4.824744424632" calcext:value-type="float">
            <text:p>24.82474442463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4.8099156463325" calcext:value-type="float">
            <text:p>24.80991564633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4.827046293422" calcext:value-type="float">
            <text:p>24.82704629342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4.8303252068926" calcext:value-type="float">
            <text:p>24.830325206892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4.805739984329" calcext:value-type="float">
            <text:p>24.80573998432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4.8316367090751" calcext:value-type="float">
            <text:p>24.831636709075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.8293081965144" calcext:value-type="float">
            <text:p>24.829308196514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4.825721514687" calcext:value-type="float">
            <text:p>24.8257215146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.7954344305854" calcext:value-type="float">
            <text:p>24.795434430585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4.8115084380215" calcext:value-type="float">
            <text:p>24.81150843802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4.8075601669901" calcext:value-type="float">
            <text:p>24.80756016699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.8201542041539" calcext:value-type="float">
            <text:p>24.820154204153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.8262702141888" calcext:value-type="float">
            <text:p>24.826270214188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4.8372575191766" calcext:value-type="float">
            <text:p>24.837257519176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.8137702577532" calcext:value-type="float">
            <text:p>24.813770257753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4.827514858908" calcext:value-type="float">
            <text:p>24.8275148589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.8483250205111" calcext:value-type="float">
            <text:p>24.84832502051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4.8137167299052" calcext:value-type="float">
            <text:p>24.81371672990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.8261363079723" calcext:value-type="float">
            <text:p>24.82613630797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.8522194431842" calcext:value-type="float">
            <text:p>24.85221944318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4.8320249037222" calcext:value-type="float">
            <text:p>24.83202490372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.8188825845484" calcext:value-type="float">
            <text:p>24.81888258454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.827233709103" calcext:value-type="float">
            <text:p>24.82723370910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4.8362404312176" calcext:value-type="float">
            <text:p>24.836240431217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.8245168443275" calcext:value-type="float">
            <text:p>24.82451684432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4.8167680346339" calcext:value-type="float">
            <text:p>24.81676803463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.8484855961021" calcext:value-type="float">
            <text:p>24.84848559610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4.8421556599492" calcext:value-type="float">
            <text:p>24.842155659949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4.8208231950853" calcext:value-type="float">
            <text:p>24.820823195085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4.8170490300441" calcext:value-type="float">
            <text:p>24.817049030044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.8353571595037" calcext:value-type="float">
            <text:p>24.835357159503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4.8228440147657" calcext:value-type="float">
            <text:p>24.822844014765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4.8514698303857" calcext:value-type="float">
            <text:p>24.851469830385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.8375118949339" calcext:value-type="float">
            <text:p>24.83751189493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4.8201139032873" calcext:value-type="float">
            <text:p>24.820113903287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.83880994695" calcext:value-type="float">
            <text:p>24.8388099469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8371906487438" calcext:value-type="float">
            <text:p>24.837190648743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.835892505705" calcext:value-type="float">
            <text:p>24.83589250570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.8546682983531" calcext:value-type="float">
            <text:p>24.854668298353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.8245437306228" calcext:value-type="float">
            <text:p>24.82454373062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.8456351655382" calcext:value-type="float">
            <text:p>24.845635165538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.831275361152" calcext:value-type="float">
            <text:p>24.83127536115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.8242225642642" calcext:value-type="float">
            <text:p>24.824222564264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4.8371504034062" calcext:value-type="float">
            <text:p>24.837150403406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4.8569164167155" calcext:value-type="float">
            <text:p>24.856916416715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4.8303385522835" calcext:value-type="float">
            <text:p>24.830338552283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4.8471472451094" calcext:value-type="float">
            <text:p>24.847147245109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.8469464947769" calcext:value-type="float">
            <text:p>24.846946494776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4.8490609199489" calcext:value-type="float">
            <text:p>24.849060919948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.8087512585696" calcext:value-type="float">
            <text:p>24.808751258569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4.8329749257333" calcext:value-type="float">
            <text:p>24.83297492573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.8417808342585" calcext:value-type="float">
            <text:p>24.841780834258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.8394789838402" calcext:value-type="float">
            <text:p>24.839478983840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.8202744151815" calcext:value-type="float">
            <text:p>24.82027441518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4.8425303413657" calcext:value-type="float">
            <text:p>24.842530341365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.8540392622169" calcext:value-type="float">
            <text:p>24.85403926221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.8154831836637" calcext:value-type="float">
            <text:p>24.815483183663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4.8358656726568" calcext:value-type="float">
            <text:p>24.835865672656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4.8333497372397" calcext:value-type="float">
            <text:p>24.833349737239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4.8499309417865" calcext:value-type="float">
            <text:p>24.84993094178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4.8573312696351" calcext:value-type="float">
            <text:p>24.857331269635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4.8522192579429" calcext:value-type="float">
            <text:p>24.852219257942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4.8544541183701" calcext:value-type="float">
            <text:p>24.854454118370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4.853169442869" calcext:value-type="float">
            <text:p>24.8531694428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4.8510549720194" calcext:value-type="float">
            <text:p>24.851054972019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4.8569834351012" calcext:value-type="float">
            <text:p>24.856983435101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.8406166637603" calcext:value-type="float">
            <text:p>24.840616663760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4.8464514682285" calcext:value-type="float">
            <text:p>24.846451468228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4.8507875296391" calcext:value-type="float">
            <text:p>24.850787529639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4.8447921022101" calcext:value-type="float">
            <text:p>24.844792102210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4.8450196331485" calcext:value-type="float">
            <text:p>24.845019633148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4.8443639081084" calcext:value-type="float">
            <text:p>24.844363908108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.8422493751327" calcext:value-type="float">
            <text:p>24.842249375132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4.8474418653544" calcext:value-type="float">
            <text:p>24.847441865354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4.8389707185914" calcext:value-type="float">
            <text:p>24.838970718591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4.8684385758005" calcext:value-type="float">
            <text:p>24.86843857580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4.8476426341701" calcext:value-type="float">
            <text:p>24.847642634170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4.8551771137581" calcext:value-type="float">
            <text:p>24.85517711375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4.8293350727102" calcext:value-type="float">
            <text:p>24.829335072710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4.8477095967849" calcext:value-type="float">
            <text:p>24.84770959678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4.8518447840097" calcext:value-type="float">
            <text:p>24.851844784009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4.8522734053826" calcext:value-type="float">
            <text:p>24.852273405382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4.8519385118731" calcext:value-type="float">
            <text:p>24.851938511873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4.8623232614785" calcext:value-type="float">
            <text:p>24.862323261478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4.8377932002784" calcext:value-type="float">
            <text:p>24.83779320027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4.8469737327982" calcext:value-type="float">
            <text:p>24.84697373279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4.8321993141032" calcext:value-type="float">
            <text:p>24.832199314103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4.8371643943799" calcext:value-type="float">
            <text:p>24.837164394379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4.8386768091963" calcext:value-type="float">
            <text:p>24.838676809196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4.8563950900801" calcext:value-type="float">
            <text:p>24.856395090080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.8396134218714" calcext:value-type="float">
            <text:p>24.83961342187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4.828197932067" calcext:value-type="float">
            <text:p>24.82819793206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4.8321592590848" calcext:value-type="float">
            <text:p>24.832159259084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4.8554985579485" calcext:value-type="float">
            <text:p>24.855498557948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4.8330960643596" calcext:value-type="float">
            <text:p>24.833096064359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4.8492892537842" calcext:value-type="float">
            <text:p>24.84928925378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.8460105390971" calcext:value-type="float">
            <text:p>24.846010539097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4.8608114536618" calcext:value-type="float">
            <text:p>24.86081145366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4.8598346678148" calcext:value-type="float">
            <text:p>24.859834667814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4.8582022035377" calcext:value-type="float">
            <text:p>24.858202203537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4.8301522466515" calcext:value-type="float">
            <text:p>24.83015224665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4.8510962156423" calcext:value-type="float">
            <text:p>24.85109621564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4.8146411064694" calcext:value-type="float">
            <text:p>24.814641106469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4.8438028115522" calcext:value-type="float">
            <text:p>24.843802811552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4.8583359933998" calcext:value-type="float">
            <text:p>24.858335993399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4.8443649770643" calcext:value-type="float">
            <text:p>24.844364977064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4.8546962260517" calcext:value-type="float">
            <text:p>24.85469622605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4.8313033643133" calcext:value-type="float">
            <text:p>24.831303364313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4.8538129788715" calcext:value-type="float">
            <text:p>24.85381297887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4.8485537198508" calcext:value-type="float">
            <text:p>24.848553719850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4.8304068178434" calcext:value-type="float">
            <text:p>24.830406817843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4.8406716046825" calcext:value-type="float">
            <text:p>24.84067160468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4.8463858306104" calcext:value-type="float">
            <text:p>24.846385830610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4.8295637913614" calcext:value-type="float">
            <text:p>24.829563791361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4.8436292655524" calcext:value-type="float">
            <text:p>24.84362926555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4.8443652322543" calcext:value-type="float">
            <text:p>24.844365232254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4.8389588423374" calcext:value-type="float">
            <text:p>24.838958842337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4.8259370781431" calcext:value-type="float">
            <text:p>24.82593707814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4.8289886265815" calcext:value-type="float">
            <text:p>24.82898862658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4.845248498381" calcext:value-type="float">
            <text:p>24.84524849838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.8488218214588" calcext:value-type="float">
            <text:p>24.848821821458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.8708622394461" calcext:value-type="float">
            <text:p>24.870862239446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4.836790921325" calcext:value-type="float">
            <text:p>24.8367909213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4.8441246973955" calcext:value-type="float">
            <text:p>24.844124697395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4.8527294402203" calcext:value-type="float">
            <text:p>24.852729440220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4.8625653771043" calcext:value-type="float">
            <text:p>24.86256537710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4.8462123131107" calcext:value-type="float">
            <text:p>24.84621231311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4.8410467723583" calcext:value-type="float">
            <text:p>24.841046772358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4.853278380961" calcext:value-type="float">
            <text:p>24.85327838096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4.8577884216802" calcext:value-type="float">
            <text:p>24.85778842168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4.8396283618266" calcext:value-type="float">
            <text:p>24.839628361826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4.8533054463805" calcext:value-type="float">
            <text:p>24.853305446380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4.8422517602481" calcext:value-type="float">
            <text:p>24.842251760248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4.8327500242268" calcext:value-type="float">
            <text:p>24.832750024226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4.8385181498056" calcext:value-type="float">
            <text:p>24.838518149805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4.8334057195355" calcext:value-type="float">
            <text:p>24.83340571953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.8442726549066" calcext:value-type="float">
            <text:p>24.844272654906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4.8371261637151" calcext:value-type="float">
            <text:p>24.837126163715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4.8485687763842" calcext:value-type="float">
            <text:p>24.848568776384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4.8407798618952" calcext:value-type="float">
            <text:p>24.840779861895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4.8493047088464" calcext:value-type="float">
            <text:p>24.849304708846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4.8245063481872" calcext:value-type="float">
            <text:p>24.824506348187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4.8530917387948" calcext:value-type="float">
            <text:p>24.85309173879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4.8654839126623" calcext:value-type="float">
            <text:p>24.86548391266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4.8390539805306" calcext:value-type="float">
            <text:p>24.839053980530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4.8344099400816" calcext:value-type="float">
            <text:p>24.83440994008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4.8485284641419" calcext:value-type="float">
            <text:p>24.848528464141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4.8303816022645" calcext:value-type="float">
            <text:p>24.830381602264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4.8465614521268" calcext:value-type="float">
            <text:p>24.846561452126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4.8486629870261" calcext:value-type="float">
            <text:p>24.848662987026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4.8110164532955" calcext:value-type="float">
            <text:p>24.811016453295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4.8595427737188" calcext:value-type="float">
            <text:p>24.859542773718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4.8366452999039" calcext:value-type="float">
            <text:p>24.836645299903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4.8376763469803" calcext:value-type="float">
            <text:p>24.837676346980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4.863544527149" calcext:value-type="float">
            <text:p>24.86354452714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4.8427751868619" calcext:value-type="float">
            <text:p>24.84277518686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.8397104544739" calcext:value-type="float">
            <text:p>24.839710454473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4.8531599705263" calcext:value-type="float">
            <text:p>24.853159970526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4.8171734214001" calcext:value-type="float">
            <text:p>24.817173421400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4.848944510432" calcext:value-type="float">
            <text:p>24.84894451043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4.8493190521925" calcext:value-type="float">
            <text:p>24.849319052192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4.8485296294872" calcext:value-type="float">
            <text:p>24.848529629487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4.8506036145762" calcext:value-type="float">
            <text:p>24.850603614576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4.8505900376763" calcext:value-type="float">
            <text:p>24.850590037676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4.8414502667094" calcext:value-type="float">
            <text:p>24.841450266709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4.8414634349107" calcext:value-type="float">
            <text:p>24.84146343491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4.8418647409505" calcext:value-type="float">
            <text:p>24.841864740950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4.8430962259858" calcext:value-type="float">
            <text:p>24.843096225985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4.8339559046534" calcext:value-type="float">
            <text:p>24.833955904653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4.8535345089605" calcext:value-type="float">
            <text:p>24.85353450896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4.8535884383503" calcext:value-type="float">
            <text:p>24.853588438350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4.8364983515765" calcext:value-type="float">
            <text:p>24.836498351576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4.8368864882614" calcext:value-type="float">
            <text:p>24.836886488261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4.8470841286401" calcext:value-type="float">
            <text:p>24.847084128640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4.8202650540119" calcext:value-type="float">
            <text:p>24.820265054011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4.8494795710766" calcext:value-type="float">
            <text:p>24.849479571076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4.838920601618" calcext:value-type="float">
            <text:p>24.8389206016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4.847405169374" calcext:value-type="float">
            <text:p>24.84740516937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4.8485296294872" calcext:value-type="float">
            <text:p>24.848529629487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4.8544041850953" calcext:value-type="float">
            <text:p>24.854404185095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4.8665955197262" calcext:value-type="float">
            <text:p>24.866595519726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4.8503496679566" calcext:value-type="float">
            <text:p>24.850349667956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4.8391082912788" calcext:value-type="float">
            <text:p>24.839108291278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4.8638523869077" calcext:value-type="float">
            <text:p>24.863852386907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4.8647891296314" calcext:value-type="float">
            <text:p>24.864789129631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4.8286832847675" calcext:value-type="float">
            <text:p>24.828683284767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4.8584331889183" calcext:value-type="float">
            <text:p>24.858433188918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4.8521030334555" calcext:value-type="float">
            <text:p>24.85210303345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4.8465758189883" calcext:value-type="float">
            <text:p>24.846575818988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.8466429151258" calcext:value-type="float">
            <text:p>24.846642915125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4.8510320754974" calcext:value-type="float">
            <text:p>24.851032075497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4.8437251383525" calcext:value-type="float">
            <text:p>24.843725138352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4.819394900541" calcext:value-type="float">
            <text:p>24.81939490054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4.8712656069046" calcext:value-type="float">
            <text:p>24.871265606904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4.8458794116344" calcext:value-type="float">
            <text:p>24.845879411634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4.833285850689" calcext:value-type="float">
            <text:p>24.8332858506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.8141748155519" calcext:value-type="float">
            <text:p>24.814174815551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.8390807351851" calcext:value-type="float">
            <text:p>24.839080735185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4.8617373114007" calcext:value-type="float">
            <text:p>24.861737311400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.8568123878778" calcext:value-type="float">
            <text:p>24.856812387877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4.8363905606035" calcext:value-type="float">
            <text:p>24.836390560603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4.8474982289755" calcext:value-type="float">
            <text:p>24.847498228975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4.8298193724114" calcext:value-type="float">
            <text:p>24.82981937241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4.8350253151645" calcext:value-type="float">
            <text:p>24.835025315164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4.8338077627995" calcext:value-type="float">
            <text:p>24.833807762799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4.8453168114361" calcext:value-type="float">
            <text:p>24.845316811436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4.8507769333859" calcext:value-type="float">
            <text:p>24.85077693338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.8643467065624" calcext:value-type="float">
            <text:p>24.86434670656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4.8443939792742" calcext:value-type="float">
            <text:p>24.844393979274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4.8525705875921" calcext:value-type="float">
            <text:p>24.852570587592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4.8431093970501" calcext:value-type="float">
            <text:p>24.843109397050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4.8329651806064" calcext:value-type="float">
            <text:p>24.832965180606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4.8457057148311" calcext:value-type="float">
            <text:p>24.845705714831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4.8650298975854" calcext:value-type="float">
            <text:p>24.86502989758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4.8616179636191" calcext:value-type="float">
            <text:p>24.861617963619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4.8366728821563" calcext:value-type="float">
            <text:p>24.83667288215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4.8404468095051" calcext:value-type="float">
            <text:p>24.840446809505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4.8500689819797" calcext:value-type="float">
            <text:p>24.850068981979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4.8460942679527" calcext:value-type="float">
            <text:p>24.846094267952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4.8587805257485" calcext:value-type="float">
            <text:p>24.858780525748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.8411160698959" calcext:value-type="float">
            <text:p>24.841116069895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4.8358834459579" calcext:value-type="float">
            <text:p>24.835883445957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4.8420256735954" calcext:value-type="float">
            <text:p>24.842025673595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4.840339797686" calcext:value-type="float">
            <text:p>24.84033979768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4.838573226124" calcext:value-type="float">
            <text:p>24.8385732261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4.8670375633246" calcext:value-type="float">
            <text:p>24.867037563324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.8261671297662" calcext:value-type="float">
            <text:p>24.826167129766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.8470573753525" calcext:value-type="float">
            <text:p>24.847057375352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4.863557695707" calcext:value-type="float">
            <text:p>24.86355769570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4.8522100427662" calcext:value-type="float">
            <text:p>24.852210042766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4.8534143323663" calcext:value-type="float">
            <text:p>24.853414332366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.854926486362" calcext:value-type="float">
            <text:p>24.85492648636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4.8524104740356" calcext:value-type="float">
            <text:p>24.852410474035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4.8538827142592" calcext:value-type="float">
            <text:p>24.853882714259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4.8448627786306" calcext:value-type="float">
            <text:p>24.844862778630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.8413700069128" calcext:value-type="float">
            <text:p>24.841370006912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.8426813402522" calcext:value-type="float">
            <text:p>24.842681340252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.8651772446906" calcext:value-type="float">
            <text:p>24.865177244690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4.8528656925894" calcext:value-type="float">
            <text:p>24.852865692589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4.8519153378736" calcext:value-type="float">
            <text:p>24.851915337873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.8528525340762" calcext:value-type="float">
            <text:p>24.852852534076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.8786527911571" calcext:value-type="float">
            <text:p>24.878652791157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4.8494133304296" calcext:value-type="float">
            <text:p>24.849413330429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4.8456394746448" calcext:value-type="float">
            <text:p>24.845639474644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4.8829622801103" calcext:value-type="float">
            <text:p>24.882962280110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4.8614039518009" calcext:value-type="float">
            <text:p>24.861403951800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4.8781989495512" calcext:value-type="float">
            <text:p>24.87819894955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4.8380789918034" calcext:value-type="float">
            <text:p>24.838078991803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.8399929469857" calcext:value-type="float">
            <text:p>24.839992946985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4.8424954262635" calcext:value-type="float">
            <text:p>24.842495426263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.8358041216434" calcext:value-type="float">
            <text:p>24.835804121643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4.8493875128441" calcext:value-type="float">
            <text:p>24.849387512844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.846550436848" calcext:value-type="float">
            <text:p>24.84655043684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4.8503510350105" calcext:value-type="float">
            <text:p>24.850351035010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4.8485849920469" calcext:value-type="float">
            <text:p>24.848584992046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.8697825613406" calcext:value-type="float">
            <text:p>24.86978256134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.8423490528816" calcext:value-type="float">
            <text:p>24.8423490528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01:58:14.830977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23:27:14.167964122</meta:creation-date>
    <dc:date>2021-09-27T01:58:52.642873422</dc:date>
    <meta:editing-duration>PT1M56S</meta:editing-duration>
    <meta:editing-cycles>4</meta:editing-cycles>
    <meta:generator>LibreOffice/6.4.7.2$Linux_X86_64 LibreOffice_project/40$Build-2</meta:generator>
    <meta:document-statistic meta:table-count="1" meta:cell-count="15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04cm" svg:height="13.743cm" xlink:href=".." xlink:type="simple" chart:class="chart:scatter" chart:style-name="ch1">
        <chart:title svg:x="12.947cm" svg:y="0.41cm" chart:style-name="ch2">
          <text:p>Propellent Data</text:p>
        </chart:title>
        <chart:plot-area chart:style-name="ch3" table:cell-range-address="Sheet1.A2:Sheet1.B761" svg:x="0.596cm" svg:y="0.871cm" svg:width="27.891cm" svg:height="12.369cm">
          <chartooo:coordinate-region svg:x="1.508cm" svg:y="1.07cm" svg:width="26.699cm" svg:height="11.523cm"/>
          <chart:axis chart:dimension="x" chart:name="primary-x" chart:style-name="ch4">
            <chart:title svg:x="13.73cm" svg:y="13.183cm" chart:style-name="ch5">
              <text:p>Time (in s)</text:p>
            </chart:title>
            <chart:grid chart:style-name="ch6" chart:class="major"/>
          </chart:axis>
          <chart:axis chart:dimension="y" chart:name="primary-y" chart:style-name="ch4">
            <chart:title svg:x="0cm" svg:y="8.462cm" chart:style-name="ch7">
              <text:p>Temperature (in K)</text:p>
            </chart:title>
            <chart:grid chart:style-name="ch6" chart:class="major"/>
            <chart:grid chart:style-name="ch8" chart:class="minor"/>
          </chart:axis>
          <chart:series chart:style-name="ch9" chart:values-cell-range-address="Sheet1.B2:Sheet1.B761" chart:class="chart:scatter">
            <chart:domain table:cell-range-address="Sheet1.A2:Sheet1.A761"/>
            <chart:data-point chart:repeated="7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61</svg:desc>
                </draw:g>
              </table:table-cell>
              <table:table-cell office:value-type="float" office:value="23.1613960539031">
                <text:p>23.1613960539031</text:p>
                <draw:g>
                  <svg:desc>Sheet1.B2:Sheet1.B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56615575371">
                <text:p>23.156615575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1631563192835">
                <text:p>23.1631563192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.1651432579794">
                <text:p>23.1651432579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.1661374876052">
                <text:p>23.1661374876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.1762088188071">
                <text:p>23.1762088188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1663925716539">
                <text:p>23.1663925716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.1673323063599">
                <text:p>23.1673323063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.1521832440922">
                <text:p>23.1521832440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.1751895574679">
                <text:p>23.1751895574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.1574073403525">
                <text:p>23.1574073403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3.1422705124644">
                <text:p>23.1422705124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.1586692269926">
                <text:p>23.158669226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.1751354243285">
                <text:p>23.1751354243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.1550168941092">
                <text:p>23.1550168941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.1612484439613">
                <text:p>23.1612484439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.1463399746454">
                <text:p>23.1463399746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.1599722640489">
                <text:p>23.1599722640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.1759544117143">
                <text:p>23.1759544117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3.1659088924117">
                <text:p>23.1659088924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.157957335724">
                <text:p>23.157957335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.1516855859447">
                <text:p>23.1516855859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1551107606931">
                <text:p>23.1551107606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1731871856146">
                <text:p>23.1731871856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.1698162336747">
                <text:p>23.1698162336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3.1717637702811">
                <text:p>23.1717637702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.1758333175548">
                <text:p>23.1758333175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.1549362797258">
                <text:p>23.1549362797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.1756860814661">
                <text:p>23.1756860814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.1623895676392">
                <text:p>23.1623895676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.1688894077973">
                <text:p>23.1688894077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.1608855141325">
                <text:p>23.1608855141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.1553519114764">
                <text:p>23.1553519114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3.1714410230669">
                <text:p>23.17144102306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3.1530821899745">
                <text:p>23.15308218997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3.1739259242668">
                <text:p>23.1739259242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3.1550570182708">
                <text:p>23.15505701827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176195883424">
                <text:p>23.176195883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3.1729320912211">
                <text:p>23.1729320912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1648738766689">
                <text:p>23.1648738766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3.1557682363973">
                <text:p>23.1557682363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3.1627790157894">
                <text:p>23.1627790157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3.1744095728634">
                <text:p>23.1744095728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3.1761418072053">
                <text:p>23.17614180720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.1738317214681">
                <text:p>23.17383172146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.1467835100238">
                <text:p>23.1467835100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3.1821050784973">
                <text:p>23.18210507849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3.1813527386759">
                <text:p>23.1813527386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3.1677482689453">
                <text:p>23.167748268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3.1621875738379">
                <text:p>23.1621875738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3.1623222291577">
                <text:p>23.1623222291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3.1796069232875">
                <text:p>23.1796069232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.1678424866116">
                <text:p>23.1678424866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3.1675741418188">
                <text:p>23.1675741418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3.1611814500135">
                <text:p>23.16118145001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3.1851683101614">
                <text:p>23.1851683101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3.1755657567153">
                <text:p>23.1755657567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3.1708516427684">
                <text:p>23.17085164276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3.1559710416448">
                <text:p>23.15597104164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.1750014590595">
                <text:p>23.1750014590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3.1911175075369">
                <text:p>23.19111750753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3.168326527366">
                <text:p>23.168326527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3.1733226083563">
                <text:p>23.1733226083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3.1961538844382">
                <text:p>23.1961538844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3.1938574979376">
                <text:p>23.1938574979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3.1760899687729">
                <text:p>23.17608996877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3.1882704498997">
                <text:p>23.1882704498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.1768688249724">
                <text:p>23.1768688249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3.1875453536227">
                <text:p>23.18754535362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.1667555336462">
                <text:p>23.1667555336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3.1929848472877">
                <text:p>23.19298484728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3.2081862746177">
                <text:p>23.2081862746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3.1873035127862">
                <text:p>23.1873035127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3.1664740014792">
                <text:p>23.16647400147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3.1781714670255">
                <text:p>23.1781714670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3.1643114100565">
                <text:p>23.16431141005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3.1803467987381">
                <text:p>23.1803467987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3.1919505148925">
                <text:p>23.1919505148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3.1710397432094">
                <text:p>23.1710397432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3.2024245421638">
                <text:p>23.20242454216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.1799706025414">
                <text:p>23.17997060254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3.1897880295357">
                <text:p>23.18978802953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3.1682599500108">
                <text:p>23.1682599500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3.1769353803395">
                <text:p>23.1769353803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3.1790305200406">
                <text:p>23.1790305200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3.1783322766712">
                <text:p>23.1783322766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3.1877462640649">
                <text:p>23.18774626406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3.2023712149417">
                <text:p>23.20237121494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3.1961526556261">
                <text:p>23.19615265562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.1622559238499">
                <text:p>23.16225592384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3.17997020873">
                <text:p>23.17997020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3.1925135486765">
                <text:p>23.19251354867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3.1784662306987">
                <text:p>23.1784662306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3.1862820343144">
                <text:p>23.1862820343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3.1894647857505">
                <text:p>23.18946478575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3.1801851725307">
                <text:p>23.1801851725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3.1840257145284">
                <text:p>23.1840257145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3.1778073630738">
                <text:p>23.1778073630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3.1964203008861">
                <text:p>23.19642030088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.1974409514075">
                <text:p>23.19744095140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3.1653306577616">
                <text:p>23.16533065776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3.1779947987903">
                <text:p>23.17799479879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3.2068277359326">
                <text:p>23.2068277359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3.167828549201">
                <text:p>23.1678285492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3.1502614620531">
                <text:p>23.1502614620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3.1788141295491">
                <text:p>23.17881412954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3.1847096909872">
                <text:p>23.18470969098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3.1795395832883">
                <text:p>23.17953958328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.1798885545891">
                <text:p>23.1798885545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3.186025914406">
                <text:p>23.1860259144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3.1858245618298">
                <text:p>23.1858245618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3.1742208589641">
                <text:p>23.17422085896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.1951982995616">
                <text:p>23.1951982995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3.200153613815">
                <text:p>23.200153613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.1864552004393">
                <text:p>23.1864552004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3.1665660119797">
                <text:p>23.1665660119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3.1878118580137">
                <text:p>23.1878118580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3.175913584299">
                <text:p>23.175913584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3.1701380529334">
                <text:p>23.1701380529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.1685268318382">
                <text:p>23.1685268318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.1968634575175">
                <text:p>23.1968634575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3.1991064262933">
                <text:p>23.19910642629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3.2058877069026">
                <text:p>23.2058877069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3.1814191318726">
                <text:p>23.18141913187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3.1840250236345">
                <text:p>23.18402502363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3.1853943705119">
                <text:p>23.18539437051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3.174610601876">
                <text:p>23.174610601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3.1898667812948">
                <text:p>23.18986678129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3.1814194270708">
                <text:p>23.18141942707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3.1617443840987">
                <text:p>23.16174438409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3.1914109025272">
                <text:p>23.19141090252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3.1825475818335">
                <text:p>23.18254758183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.1885101153229">
                <text:p>23.18851011532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3.1959901265895">
                <text:p>23.19599012658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3.1841454676003">
                <text:p>23.1841454676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3.1998580740095">
                <text:p>23.19985807400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.209566918293">
                <text:p>23.209566918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3.1833801848646">
                <text:p>23.18338018486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3.1842529381596">
                <text:p>23.1842529381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3.184320258705">
                <text:p>23.1843202587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3.1924046949802">
                <text:p>23.19240469498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3.1808283319663">
                <text:p>23.1808283319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3.1883624937031">
                <text:p>23.18836249370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3.173845000627">
                <text:p>23.1738450006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3.1995755413735">
                <text:p>23.1995755413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3.1813922643717">
                <text:p>23.18139226437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3.18611950188">
                <text:p>23.186119501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3.1787063582178">
                <text:p>23.17870635821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3.196164907242">
                <text:p>23.1961649072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3.1645375753262">
                <text:p>23.16453757532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3.2020469712003">
                <text:p>23.2020469712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3.1790287722363">
                <text:p>23.17902877223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3.1965141809831">
                <text:p>23.19651418098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3.2018456225667">
                <text:p>23.2018456225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3.1929015904494">
                <text:p>23.19290159044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3.1824401091525">
                <text:p>23.18244010915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3.2050017288755">
                <text:p>23.20500172887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3.1847100083052">
                <text:p>23.1847100083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3.1998312068537">
                <text:p>23.19983120685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3.2027992517546">
                <text:p>23.20279925175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3.2038464422827">
                <text:p>23.20384644228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3.1945806624799">
                <text:p>23.19458066247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3.2082915092681">
                <text:p>23.20829150926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3.1898399133356">
                <text:p>23.1898399133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.2025173058142">
                <text:p>23.20251730581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3.197776637042">
                <text:p>23.1977766370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3.206358039587">
                <text:p>23.2063580395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3.184374657879">
                <text:p>23.184374657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3.1913571678846">
                <text:p>23.19135716788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3.1957223935877">
                <text:p>23.19572239358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3.1817690398392">
                <text:p>23.18176903983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3.1937348154991">
                <text:p>23.1937348154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3.1908745148121">
                <text:p>23.1908745148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3.2021680292362">
                <text:p>23.20216802923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3.1985289324901">
                <text:p>23.19852893249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3.1953057707834">
                <text:p>23.19530577078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3.2049884628728">
                <text:p>23.20498846287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3.2002614126478">
                <text:p>23.20026141264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3.1935062688856">
                <text:p>23.19350626888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3.1941779739288">
                <text:p>23.1941779739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3.1936402917558">
                <text:p>23.19364029175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3.2018993568463">
                <text:p>23.20189935684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3.2125889273697">
                <text:p>23.21258892736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3.2005698996664">
                <text:p>23.20056989966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3.2047466534033">
                <text:p>23.20474665340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3.2174233198882">
                <text:p>23.21742331988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3.215677635875">
                <text:p>23.215677635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3.1860534582662">
                <text:p>23.1860534582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.1839311473749">
                <text:p>23.18393114737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.2026785113309">
                <text:p>23.2026785113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3.1835148478651">
                <text:p>23.1835148478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.1906054922249">
                <text:p>23.19060549222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3.2077548144867">
                <text:p>23.20775481448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3.1951717630139">
                <text:p>23.19517176301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3.1958836043499">
                <text:p>23.1958836043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3.1890481294124">
                <text:p>23.18904812941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3.169225432866">
                <text:p>23.1692254328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3.2055526901754">
                <text:p>23.20555269017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3.2047065219056">
                <text:p>23.2047065219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3.1967430480015">
                <text:p>23.19674304800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3.18227921605">
                <text:p>23.182279216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3.193318193325">
                <text:p>23.193318193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3.2003420168546">
                <text:p>23.20034201685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3.193761683959">
                <text:p>23.1937616839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3.2010939810484">
                <text:p>23.20109398104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3.197091995463">
                <text:p>23.1970919954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.1926335496697">
                <text:p>23.19263354966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3.203256344327">
                <text:p>23.2032563443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3.2090709870666">
                <text:p>23.20907098706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3.1909551215967">
                <text:p>23.19095512159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.2084132560194">
                <text:p>23.20841325601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3.1864966233817">
                <text:p>23.18649662338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3.2117839363149">
                <text:p>23.21178393631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3.2038069666108">
                <text:p>23.20380696661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3.1964883338689">
                <text:p>23.19648833386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3.1848314388344">
                <text:p>23.1848314388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3.1900824139198">
                <text:p>23.19008241391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3.1973341569534">
                <text:p>23.19733415695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3.2081044536991">
                <text:p>23.2081044536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3.2130864892718">
                <text:p>23.21308648927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3.1974011509191">
                <text:p>23.19740115091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3.1929563282338">
                <text:p>23.1929563282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.203014530232">
                <text:p>23.2030145302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3.2006644351695">
                <text:p>23.20066443516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3.2125355244093">
                <text:p>23.21253552440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3.1859459807484">
                <text:p>23.18594598074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3.2076881776688">
                <text:p>23.2076881776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3.2043307200704">
                <text:p>23.20433072007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3.1989720866731">
                <text:p>23.19897208667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3.1832869806616">
                <text:p>23.1832869806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3.2046395268092">
                <text:p>23.20463952680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3.2079432433165">
                <text:p>23.20794324331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3.1781566665946">
                <text:p>23.17815666659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3.2074864837978">
                <text:p>23.2074864837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.2240706541826">
                <text:p>23.2240706541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.215906173166">
                <text:p>23.215906173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.21587930593">
                <text:p>23.215879305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.2030277919919">
                <text:p>23.20302779199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.211501643296">
                <text:p>23.2115016432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.2129657674434">
                <text:p>23.21296576744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3.2129525228492">
                <text:p>23.21295252284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3.2198413806665">
                <text:p>23.21984138066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.2175046156586">
                <text:p>23.21750461565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.2034447939158">
                <text:p>23.2034447939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3.1941253559591">
                <text:p>23.19412535595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3.1930100667396">
                <text:p>23.19301006673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.2000604311272">
                <text:p>23.20006043112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.2068291404125">
                <text:p>23.2068291404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3.1973750264053">
                <text:p>23.19737502640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.1872361272841">
                <text:p>23.18723612728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3.1978177975021">
                <text:p>23.19781779750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3.1925676911854">
                <text:p>23.19256769118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3.2056204192596">
                <text:p>23.2056204192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3.1906735439255">
                <text:p>23.19067354392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3.2165381204319">
                <text:p>23.21653812043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3.2247025754239">
                <text:p>23.22470257542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3.1893304378783">
                <text:p>23.18933043787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3.2178807680443">
                <text:p>23.21788076804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3.2003828587371">
                <text:p>23.20038285873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3.2133279419926">
                <text:p>23.21332794199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3.1950778965557">
                <text:p>23.19507789655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3.2137044584906">
                <text:p>23.21370445849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3.2065192441175">
                <text:p>23.20651924411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3.2199481306963">
                <text:p>23.2199481306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3.2072848011284">
                <text:p>23.20728480112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3.1956819221426">
                <text:p>23.19568192214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3.1884835544529">
                <text:p>23.18848355445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3.2023561008926">
                <text:p>23.20235610089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3.2134755402051">
                <text:p>23.213475540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3.1975484218298">
                <text:p>23.19754842182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3.2008117059113">
                <text:p>23.20081170591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3.1884298183576">
                <text:p>23.18842981835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3.2075664174388">
                <text:p>23.20756641743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3.1872479406072">
                <text:p>23.18724794060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3.2139588128452">
                <text:p>23.2139588128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3.2101314124249">
                <text:p>23.2101314124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3.2216934723291">
                <text:p>23.2216934723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3.1817149776232">
                <text:p>23.18171497762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3.1922570756615">
                <text:p>23.19225707566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3.2023561008926">
                <text:p>23.20235610089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3.1795127144165">
                <text:p>23.17951271441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3.1928886311076">
                <text:p>23.19288863110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3.2039681768884">
                <text:p>23.20396817688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3.210884037725">
                <text:p>23.2108840377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3.2214254717296">
                <text:p>23.2214254717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3.2178804001826">
                <text:p>23.21788040018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3.1980323852279">
                <text:p>23.19803238522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3.2018058123185">
                <text:p>23.20180581231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3.2071909360669">
                <text:p>23.20719093606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3.2028533215793">
                <text:p>23.20285332157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3.2160269055121">
                <text:p>23.2160269055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3.2083860331124">
                <text:p>23.20838603311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3.1868455700717">
                <text:p>23.18684557007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3.1812319984027">
                <text:p>23.18123199840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3.1967835269048">
                <text:p>23.19678352690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3.2028400631918">
                <text:p>23.2028400631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3.2193172746538">
                <text:p>23.21931727465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3.1992009954644">
                <text:p>23.19920099546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3.2196264365083">
                <text:p>23.21962643650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3.2260720712841">
                <text:p>23.22607207128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3.21244166115">
                <text:p>23.212441661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3.2057945041083">
                <text:p>23.20579450410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3.219531863337">
                <text:p>23.2195318633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3.2089903838081">
                <text:p>23.20899038380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3.2083322978012">
                <text:p>23.20833229780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3.1945405269397">
                <text:p>23.19454052693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3.2159459822255">
                <text:p>23.21594598222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3.1894233115626">
                <text:p>23.18942331156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3.1977497695871">
                <text:p>23.1977497695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3.2287835523609">
                <text:p>23.22878355236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3.2261782178842">
                <text:p>23.22617821788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3.2629842826685">
                <text:p>23.26298428266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3.3176571509577">
                <text:p>23.31765715095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3.4373600042725">
                <text:p>23.43736000427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3.4818667600984">
                <text:p>23.4818667600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3.5145999270612">
                <text:p>23.51459992706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3.5589920296645">
                <text:p>23.55899202966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3.6451202956279">
                <text:p>23.64512029562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3.653773793032">
                <text:p>23.6537737930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3.7625807991055">
                <text:p>23.76258079910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3.8573624521717">
                <text:p>23.85736245217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3.8755604257493">
                <text:p>23.87556042574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3.8850814663634">
                <text:p>23.88508146636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3.9570324336005">
                <text:p>23.95703243360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3.9806559246787">
                <text:p>23.98065592467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3.9712980517734">
                <text:p>23.97129805177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4.0879406390658">
                <text:p>24.08794063906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4.1280299721435">
                <text:p>24.12802997214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4.1586948927076">
                <text:p>24.15869489270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4.1503724088776">
                <text:p>24.15037240887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4.158936213904">
                <text:p>24.1589362139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4.1969828768792">
                <text:p>24.19698287687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4.2520707940761">
                <text:p>24.25207079407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4.2537325788012">
                <text:p>24.25373257880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4.2265716566359">
                <text:p>24.22657165663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4.2810399406472">
                <text:p>24.28103994064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4.2817233525219">
                <text:p>24.28172335252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4.354310963992">
                <text:p>24.3543109639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4.3035356916396">
                <text:p>24.30353569163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4.36579108814">
                <text:p>24.365791088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4.3794823380898">
                <text:p>24.37948233808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4.3861802115984">
                <text:p>24.38618021159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4.370052046027">
                <text:p>24.3700520460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4.4151272342755">
                <text:p>24.41512723427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4.411323095332">
                <text:p>24.4113230953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4.4309063024563">
                <text:p>24.43090630245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4.4452644512578">
                <text:p>24.44526445125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4.4752393949237">
                <text:p>24.47523939492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4.4730423615387">
                <text:p>24.47304236153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4.4701639058569">
                <text:p>24.47016390585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4.5082650963954">
                <text:p>24.50826509639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4.5075828861732">
                <text:p>24.50758288617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4.5181626650654">
                <text:p>24.51816266506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4.5288625578872">
                <text:p>24.52886255788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4.525675183596">
                <text:p>24.5256751835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4.5509846222282">
                <text:p>24.55098462222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4.5601842129541">
                <text:p>24.56018421295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4.5777118450597">
                <text:p>24.57771184505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4.5532349492163">
                <text:p>24.55323494921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4.5658345786386">
                <text:p>24.56583457863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4.5839791695817">
                <text:p>24.58397916958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4.585826491017">
                <text:p>24.5858264910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4.5813679846154">
                <text:p>24.58136798461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4.5921867822192">
                <text:p>24.59218678221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4.5857996980062">
                <text:p>24.58579969800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4.5981451018708">
                <text:p>24.59814510187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4.6120699614099">
                <text:p>24.61206996140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4.610797601279">
                <text:p>24.6107976012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4.6072093609054">
                <text:p>24.60720936090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4.6159260754992">
                <text:p>24.61592607549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4.6081339108176">
                <text:p>24.60813391081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4.6495317984827">
                <text:p>24.64953179848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4.6174522529834">
                <text:p>24.61745225298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4.6266373931712">
                <text:p>24.62663739317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4.6667755505281">
                <text:p>24.66677555052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4.6369997299347">
                <text:p>24.63699972993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4.6463856544742">
                <text:p>24.64638565447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4.6651959658527">
                <text:p>24.66519596585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4.6576846996024">
                <text:p>24.65768469960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4.6744332871487">
                <text:p>24.67443328714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4.674875056791">
                <text:p>24.6748750567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4.6658783566144">
                <text:p>24.66587835661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4.6808718005017">
                <text:p>24.68087180050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4.6586228268391">
                <text:p>24.65862282683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4.6848880800999">
                <text:p>24.68488808009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4.6897483914989">
                <text:p>24.68974839149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4.6878610736011">
                <text:p>24.68786107360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4.6771365319893">
                <text:p>24.67713653198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4.69210376601">
                <text:p>24.692103766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4.685436991013">
                <text:p>24.6854369910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4.7050488675108">
                <text:p>24.70504886751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4.6983282358165">
                <text:p>24.69832823581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4.6954902296065">
                <text:p>24.69549022960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4.7340422701185">
                <text:p>24.73404227011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4.7140834126597">
                <text:p>24.71408341265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4.7227309638198">
                <text:p>24.72273096381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4.7243371657007">
                <text:p>24.72433716570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4.7207493719711">
                <text:p>24.72074937197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4.7178711316152">
                <text:p>24.71787113161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4.7316050123953">
                <text:p>24.73160501239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4.7292624947922">
                <text:p>24.72926249479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4.7234537134529">
                <text:p>24.72345371345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4.7324624615025">
                <text:p>24.73246246150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4.7088888941994">
                <text:p>24.70888889419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4.7316053992465">
                <text:p>24.73160539924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4.7328630320116">
                <text:p>24.73286303201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4.7526332246943">
                <text:p>24.75263322469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4.7355533366332">
                <text:p>24.73555333663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4.7399172782247">
                <text:p>24.73991727822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4.7522850802573">
                <text:p>24.75228508025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4.7465161440086">
                <text:p>24.74651614400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4.7461544361135">
                <text:p>24.74615443611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4.7751326939421">
                <text:p>24.77513269394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4.7523118604998">
                <text:p>24.75231186049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4.7554302123744">
                <text:p>24.75543021237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4.7418038050572">
                <text:p>24.74180380505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4.7398227128359">
                <text:p>24.73982271283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4.7704480769358">
                <text:p>24.77044807693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4.7619076815694">
                <text:p>24.76190768156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4.7654685464217">
                <text:p>24.76546854642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4.7508786986498">
                <text:p>24.75087869864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4.7539435831775">
                <text:p>24.75394358317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4.7562459407533">
                <text:p>24.75624594075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4.7581866644594">
                <text:p>24.75818666445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4.7693231119392">
                <text:p>24.76932311193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4.7703401106461">
                <text:p>24.77034011064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4.7724414383569">
                <text:p>24.77244143835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4.7482547197563">
                <text:p>24.7482547197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4.7624159660837">
                <text:p>24.76241596608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4.7611041570153">
                <text:p>24.76110415701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4.7751847214109">
                <text:p>24.77518472141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4.7854641401019">
                <text:p>24.78546414010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4.7731236538767">
                <text:p>24.77312365387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4.7822649287201">
                <text:p>24.78226492872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4.7748765683709">
                <text:p>24.77487656837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4.7775935414281">
                <text:p>24.77759354142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4.8042815214017">
                <text:p>24.80428152140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4.7881939783626">
                <text:p>24.78819397836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4.791192055321">
                <text:p>24.7911920553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4.7793067295044">
                <text:p>24.77930672950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4.7833488544176">
                <text:p>24.78334885441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4.7870429051006">
                <text:p>24.78704290510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4.7799757080232">
                <text:p>24.77997570802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4.7743275394207">
                <text:p>24.77432753942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4.789090524909">
                <text:p>24.7890905249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4.795487927564">
                <text:p>24.7954879275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4.7721994109541">
                <text:p>24.77219941095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4.8130741380231">
                <text:p>24.81307413802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4.7856104775035">
                <text:p>24.78561047750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4.8061549924525">
                <text:p>24.80615499245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4.787952657611">
                <text:p>24.7879526576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4.8118830196649">
                <text:p>24.81188301966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4.7972546028697">
                <text:p>24.79725460286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4.8126325513228">
                <text:p>24.81263255132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4.8092732102587">
                <text:p>24.80927321025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4.816500279885">
                <text:p>24.8165002798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4.8045219843934">
                <text:p>24.80452198439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4.7923828162249">
                <text:p>24.79238281622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4.8142518203196">
                <text:p>24.81425182031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4.7977095940611">
                <text:p>24.79770959406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4.8089117905283">
                <text:p>24.80891179052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4.7834956572835">
                <text:p>24.78349565728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4.8148273104193">
                <text:p>24.81482731041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4.8095809992027">
                <text:p>24.80958099920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4.8025813066651">
                <text:p>24.80258130666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4.8016578200351">
                <text:p>24.80165782003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4.7955146298396">
                <text:p>24.79551462983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4.808269423235">
                <text:p>24.8082694232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4.8015240008148">
                <text:p>24.80152400081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4.8102501895761">
                <text:p>24.81025018957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4.812324650911">
                <text:p>24.8123246509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4.7994494983799">
                <text:p>24.79944949837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4.8031970004601">
                <text:p>24.80319700046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4.8048967711523">
                <text:p>24.80489677115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4.7990346295661">
                <text:p>24.79903462956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4.8137834096602">
                <text:p>24.81378340966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4.8136094484243">
                <text:p>24.81360944842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4.8059541071925">
                <text:p>24.80595410719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4.8077743691066">
                <text:p>24.80777436910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4.7997974975007">
                <text:p>24.7997974975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4.819324235986">
                <text:p>24.8193242359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4.8187888740616">
                <text:p>24.81878887406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4.8037457845802">
                <text:p>24.80374578458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4.8214253623873">
                <text:p>24.82142536238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4.8086709619287">
                <text:p>24.80867096192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4.8213451375015">
                <text:p>24.82134513750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4.819792651522">
                <text:p>24.819792651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4.8131277326013">
                <text:p>24.81312773260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4.8209570162401">
                <text:p>24.82095701624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4.8134623305734">
                <text:p>24.81346233057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4.8250523304901">
                <text:p>24.82505233049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4.8099692498658">
                <text:p>24.80996924986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4.7950864756238">
                <text:p>24.79508647562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4.8127530269655">
                <text:p>24.81275302696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4.8218536602035">
                <text:p>24.82185366020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4.8204083090318">
                <text:p>24.82040830903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4.8154162410366">
                <text:p>24.81541624103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4.8209971264975">
                <text:p>24.82099712649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4.8093401596973">
                <text:p>24.80934015969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4.810022707841">
                <text:p>24.8100227078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4.8055392089311">
                <text:p>24.80553920893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4.8123514773451">
                <text:p>24.81235147734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4.8364813043564">
                <text:p>24.83648130435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4.824744424632">
                <text:p>24.8247444246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4.8099156463325">
                <text:p>24.80991564633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4.827046293422">
                <text:p>24.8270462934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4.8303252068926">
                <text:p>24.83032520689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4.805739984329">
                <text:p>24.8057399843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4.8316367090751">
                <text:p>24.83163670907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4.8293081965144">
                <text:p>24.82930819651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4.825721514687">
                <text:p>24.8257215146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4.7954344305854">
                <text:p>24.79543443058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4.8115084380215">
                <text:p>24.81150843802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4.8075601669901">
                <text:p>24.80756016699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4.8201542041539">
                <text:p>24.82015420415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4.8262702141888">
                <text:p>24.82627021418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4.8372575191766">
                <text:p>24.83725751917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4.8137702577532">
                <text:p>24.81377025775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4.827514858908">
                <text:p>24.8275148589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4.8483250205111">
                <text:p>24.84832502051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4.8137167299052">
                <text:p>24.81371672990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4.8261363079723">
                <text:p>24.82613630797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4.8522194431842">
                <text:p>24.85221944318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4.8320249037222">
                <text:p>24.83202490372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4.8188825845484">
                <text:p>24.81888258454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4.827233709103">
                <text:p>24.8272337091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4.8362404312176">
                <text:p>24.83624043121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4.8245168443275">
                <text:p>24.82451684432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4.8167680346339">
                <text:p>24.81676803463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4.8484855961021">
                <text:p>24.84848559610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4.8421556599492">
                <text:p>24.84215565994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4.8208231950853">
                <text:p>24.82082319508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4.8170490300441">
                <text:p>24.81704903004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4.8353571595037">
                <text:p>24.83535715950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4.8228440147657">
                <text:p>24.82284401476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4.8514698303857">
                <text:p>24.85146983038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4.8375118949339">
                <text:p>24.83751189493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4.8201139032873">
                <text:p>24.82011390328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4.83880994695">
                <text:p>24.838809946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4.8371906487438">
                <text:p>24.83719064874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4.835892505705">
                <text:p>24.8358925057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4.8546682983531">
                <text:p>24.85466829835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4.8245437306228">
                <text:p>24.82454373062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4.8456351655382">
                <text:p>24.845635165538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4.831275361152">
                <text:p>24.8312753611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4.8242225642642">
                <text:p>24.82422256426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4.8371504034062">
                <text:p>24.83715040340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4.8569164167155">
                <text:p>24.85691641671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4.8303385522835">
                <text:p>24.83033855228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4.8471472451094">
                <text:p>24.84714724510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4.8469464947769">
                <text:p>24.84694649477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4.8490609199489">
                <text:p>24.84906091994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4.8087512585696">
                <text:p>24.80875125856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4.8329749257333">
                <text:p>24.83297492573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4.8417808342585">
                <text:p>24.84178083425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4.8394789838402">
                <text:p>24.83947898384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4.8202744151815">
                <text:p>24.82027441518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4.8425303413657">
                <text:p>24.84253034136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4.8540392622169">
                <text:p>24.85403926221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4.8154831836637">
                <text:p>24.81548318366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4.8358656726568">
                <text:p>24.83586567265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4.8333497372397">
                <text:p>24.83334973723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4.8499309417865">
                <text:p>24.84993094178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4.8573312696351">
                <text:p>24.85733126963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4.8522192579429">
                <text:p>24.852219257942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4.8544541183701">
                <text:p>24.85445411837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4.853169442869">
                <text:p>24.8531694428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4.8510549720194">
                <text:p>24.85105497201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4.8569834351012">
                <text:p>24.85698343510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4.8406166637603">
                <text:p>24.84061666376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4.8464514682285">
                <text:p>24.84645146822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4.8507875296391">
                <text:p>24.85078752963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4.8447921022101">
                <text:p>24.84479210221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4.8450196331485">
                <text:p>24.84501963314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4.8443639081084">
                <text:p>24.84436390810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4.8422493751327">
                <text:p>24.84224937513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4.8474418653544">
                <text:p>24.84744186535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4.8389707185914">
                <text:p>24.83897071859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4.8684385758005">
                <text:p>24.86843857580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4.8476426341701">
                <text:p>24.84764263417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4.8551771137581">
                <text:p>24.85517711375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4.8293350727102">
                <text:p>24.82933507271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4.8477095967849">
                <text:p>24.84770959678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4.8518447840097">
                <text:p>24.85184478400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4.8522734053826">
                <text:p>24.85227340538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4.8519385118731">
                <text:p>24.85193851187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4.8623232614785">
                <text:p>24.86232326147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4.8377932002784">
                <text:p>24.83779320027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4.8469737327982">
                <text:p>24.84697373279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4.8321993141032">
                <text:p>24.83219931410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4.8371643943799">
                <text:p>24.83716439437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4.8386768091963">
                <text:p>24.8386768091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4.8563950900801">
                <text:p>24.85639509008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4.8396134218714">
                <text:p>24.83961342187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4.828197932067">
                <text:p>24.8281979320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4.8321592590848">
                <text:p>24.83215925908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4.8554985579485">
                <text:p>24.85549855794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4.8330960643596">
                <text:p>24.83309606435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4.8492892537842">
                <text:p>24.84928925378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4.8460105390971">
                <text:p>24.84601053909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4.8608114536618">
                <text:p>24.86081145366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4.8598346678148">
                <text:p>24.859834667814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4.8582022035377">
                <text:p>24.85820220353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4.8301522466515">
                <text:p>24.83015224665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4.8510962156423">
                <text:p>24.85109621564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4.8146411064694">
                <text:p>24.81464110646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4.8438028115522">
                <text:p>24.84380281155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4.8583359933998">
                <text:p>24.85833599339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4.8443649770643">
                <text:p>24.84436497706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4.8546962260517">
                <text:p>24.85469622605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4.8313033643133">
                <text:p>24.83130336431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4.8538129788715">
                <text:p>24.85381297887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4.8485537198508">
                <text:p>24.84855371985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4.8304068178434">
                <text:p>24.83040681784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4.8406716046825">
                <text:p>24.84067160468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4.8463858306104">
                <text:p>24.84638583061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4.8295637913614">
                <text:p>24.82956379136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4.8436292655524">
                <text:p>24.84362926555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4.8443652322543">
                <text:p>24.84436523225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4.8389588423374">
                <text:p>24.83895884233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4.8259370781431">
                <text:p>24.82593707814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4.8289886265815">
                <text:p>24.82898862658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4.845248498381">
                <text:p>24.8452484983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4.8488218214588">
                <text:p>24.84882182145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4.8708622394461">
                <text:p>24.87086223944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4.836790921325">
                <text:p>24.8367909213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4.8441246973955">
                <text:p>24.84412469739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4.8527294402203">
                <text:p>24.85272944022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4.8625653771043">
                <text:p>24.86256537710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4.8462123131107">
                <text:p>24.84621231311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4.8410467723583">
                <text:p>24.84104677235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4.853278380961">
                <text:p>24.85327838096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4.8577884216802">
                <text:p>24.85778842168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4.8396283618266">
                <text:p>24.83962836182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4.8533054463805">
                <text:p>24.85330544638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4.8422517602481">
                <text:p>24.84225176024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4.8327500242268">
                <text:p>24.83275002422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4.8385181498056">
                <text:p>24.83851814980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4.8334057195355">
                <text:p>24.83340571953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4.8442726549066">
                <text:p>24.84427265490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4.8371261637151">
                <text:p>24.83712616371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4.8485687763842">
                <text:p>24.84856877638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4.8407798618952">
                <text:p>24.84077986189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4.8493047088464">
                <text:p>24.84930470884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4.8245063481872">
                <text:p>24.82450634818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4.8530917387948">
                <text:p>24.85309173879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4.8654839126623">
                <text:p>24.86548391266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4.8390539805306">
                <text:p>24.83905398053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4.8344099400816">
                <text:p>24.83440994008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4.8485284641419">
                <text:p>24.84852846414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4.8303816022645">
                <text:p>24.83038160226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4.8465614521268">
                <text:p>24.84656145212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4.8486629870261">
                <text:p>24.848662987026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4.8110164532955">
                <text:p>24.81101645329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4.8595427737188">
                <text:p>24.85954277371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4.8366452999039">
                <text:p>24.83664529990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4.8376763469803">
                <text:p>24.83767634698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4.863544527149">
                <text:p>24.8635445271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4.8427751868619">
                <text:p>24.84277518686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4.8397104544739">
                <text:p>24.83971045447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4.8531599705263">
                <text:p>24.85315997052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4.8171734214001">
                <text:p>24.81717342140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4.848944510432">
                <text:p>24.8489445104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4.8493190521925">
                <text:p>24.84931905219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4.8485296294872">
                <text:p>24.848529629487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4.8506036145762">
                <text:p>24.85060361457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4.8505900376763">
                <text:p>24.85059003767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4.8414502667094">
                <text:p>24.84145026670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4.8414634349107">
                <text:p>24.84146343491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4.8418647409505">
                <text:p>24.84186474095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4.8430962259858">
                <text:p>24.84309622598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4.8339559046534">
                <text:p>24.83395590465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4.8535345089605">
                <text:p>24.85353450896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4.8535884383503">
                <text:p>24.85358843835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4.8364983515765">
                <text:p>24.83649835157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4.8368864882614">
                <text:p>24.83688648826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4.8470841286401">
                <text:p>24.84708412864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4.8202650540119">
                <text:p>24.82026505401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4.8494795710766">
                <text:p>24.84947957107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4.838920601618">
                <text:p>24.8389206016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4.847405169374">
                <text:p>24.8474051693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4.8485296294872">
                <text:p>24.84852962948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4.8544041850953">
                <text:p>24.85440418509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4.8665955197262">
                <text:p>24.866595519726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4.8503496679566">
                <text:p>24.85034966795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4.8391082912788">
                <text:p>24.83910829127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4.8638523869077">
                <text:p>24.86385238690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4.8647891296314">
                <text:p>24.86478912963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4.8286832847675">
                <text:p>24.82868328476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4.8584331889183">
                <text:p>24.85843318891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4.8521030334555">
                <text:p>24.85210303345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4.8465758189883">
                <text:p>24.84657581898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4.8466429151258">
                <text:p>24.84664291512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4.8510320754974">
                <text:p>24.851032075497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4.8437251383525">
                <text:p>24.84372513835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4.819394900541">
                <text:p>24.81939490054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4.8712656069046">
                <text:p>24.87126560690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4.8458794116344">
                <text:p>24.84587941163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4.833285850689">
                <text:p>24.83328585068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4.8141748155519">
                <text:p>24.81417481555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4.8390807351851">
                <text:p>24.83908073518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4.8617373114007">
                <text:p>24.86173731140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4.8568123878778">
                <text:p>24.85681238787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4.8363905606035">
                <text:p>24.83639056060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4.8474982289755">
                <text:p>24.84749822897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4.8298193724114">
                <text:p>24.82981937241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4.8350253151645">
                <text:p>24.83502531516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4.8338077627995">
                <text:p>24.83380776279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4.8453168114361">
                <text:p>24.845316811436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4.8507769333859">
                <text:p>24.85077693338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4.8643467065624">
                <text:p>24.86434670656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4.8443939792742">
                <text:p>24.84439397927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4.8525705875921">
                <text:p>24.85257058759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4.8431093970501">
                <text:p>24.84310939705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4.8329651806064">
                <text:p>24.83296518060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4.8457057148311">
                <text:p>24.84570571483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4.8650298975854">
                <text:p>24.86502989758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4.8616179636191">
                <text:p>24.86161796361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4.8366728821563">
                <text:p>24.836672882156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4.8404468095051">
                <text:p>24.84044680950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4.8500689819797">
                <text:p>24.85006898197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4.8460942679527">
                <text:p>24.84609426795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4.8587805257485">
                <text:p>24.85878052574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4.8411160698959">
                <text:p>24.84111606989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4.8358834459579">
                <text:p>24.83588344595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4.8420256735954">
                <text:p>24.84202567359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4.840339797686">
                <text:p>24.8403397976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4.838573226124">
                <text:p>24.8385732261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4.8670375633246">
                <text:p>24.86703756332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4.8261671297662">
                <text:p>24.82616712976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4.8470573753525">
                <text:p>24.84705737535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4.863557695707">
                <text:p>24.8635576957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4.8522100427662">
                <text:p>24.85221004276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4.8534143323663">
                <text:p>24.85341433236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4.854926486362">
                <text:p>24.8549264863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4.8524104740356">
                <text:p>24.85241047403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4.8538827142592">
                <text:p>24.85388271425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4.8448627786306">
                <text:p>24.84486277863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4.8413700069128">
                <text:p>24.84137000691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4.8426813402522">
                <text:p>24.842681340252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4.8651772446906">
                <text:p>24.86517724469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4.8528656925894">
                <text:p>24.85286569258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4.8519153378736">
                <text:p>24.85191533787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4.8528525340762">
                <text:p>24.85285253407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4.8786527911571">
                <text:p>24.87865279115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4.8494133304296">
                <text:p>24.84941333042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4.8456394746448">
                <text:p>24.845639474644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4.8829622801103">
                <text:p>24.88296228011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4.8614039518009">
                <text:p>24.86140395180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4.8781989495512">
                <text:p>24.87819894955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4.8380789918034">
                <text:p>24.83807899180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4.8399929469857">
                <text:p>24.83999294698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4.8424954262635">
                <text:p>24.84249542626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4.8358041216434">
                <text:p>24.83580412164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4.8493875128441">
                <text:p>24.849387512844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4.846550436848">
                <text:p>24.8465504368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4.8503510350105">
                <text:p>24.85035103501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4.8485849920469">
                <text:p>24.848584992046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4.8697825613406">
                <text:p>24.86978256134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4.8423490528816">
                <text:p>24.8423490528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